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>
            <text:p>ACÇÃO</text:p>
          </table:table-cell>
          <table:table-cell table:number-columns-repeated="5"/>
          <table:table-cell table:style-name="ce1" office:value-type="string">
            <text:p>CURS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ID</text:p>
          </table:table-cell>
          <table:table-cell table:style-name="ce1" office:value-type="string">
            <text:p>Numero</text:p>
          </table:table-cell>
          <table:table-cell table:style-name="ce1" office:value-type="string">
            <text:p>DataInicial</text:p>
          </table:table-cell>
          <table:table-cell table:style-name="ce1" office:value-type="string">
            <text:p>IDCurso</text:p>
          </table:table-cell>
          <table:table-cell table:number-columns-repeated="2"/>
          <table:table-cell table:style-name="ce1" office:value-type="string">
            <text:p>ID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Duracao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gricultura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Biologia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ontabilidade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4" table:number-rows-spanned="3">
            <text:p>SELECT Accao.ID, Numero, Duracao</text:p>
            <text:p>FROM <text:s text:c="2"/>Accao</text:p>
            <text:p>JOIN <text:s text:c="2"/>Curso</text:p>
            <text:p>ON <text:s text:c="4"/>Accao.IDCurso = Curso.ID;</text:p>
            <text:p/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covered-table-cell table:number-columns-repeated="4"/>
          <table:table-cell table:number-columns-repeated="5"/>
        </table:table-row>
        <table:table-row table:style-name="ro1">
          <table:table-cell/>
          <table:covered-table-cell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ID</text:p>
          </table:table-cell>
          <table:table-cell table:style-name="ce1" office:value-type="string">
            <text:p>Numero</text:p>
          </table:table-cell>
          <table:table-cell table:style-name="ce1" office:value-type="string">
            <text:p>Duracao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1600">
            <text:p>1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00">
            <text:p>17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table:number-columns-repeated="6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7">07-08-2024</text:date>, <text:time>19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7T18:52:52</meta:creation-date>
    <dc:date>2024-08-07T19:33:53</dc:date>
    <meta:editing-duration>PT25M51S</meta:editing-duration>
    <meta:editing-cycles>1</meta:editing-cycles>
    <meta:document-statistic meta:table-count="3" meta:cell-count="57" meta:object-count="0"/>
    <meta:generator>OpenOffice/4.1.15$Unix OpenOffice.org_project/4115m2$Build-9813</meta:generator>
  </office:meta>
</office:document-meta>
</file>